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Requisiti funzional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Giulio Franco</meta:initial-creator>
    <meta:creation-date>2012-10-13T01:29:43</meta:creation-date>
    <dc:date>2012-10-13T01:29:49</dc:date>
    <dc:creator>Giulio Franco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20" meta:non-whitespace-character-count="19"/>
  </office:meta>
</office:document-meta>
</file>